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/>
    <style:font-face style:name="Calibri-Bold" svg:font-family="Calibri-Bold"/>
    <style:font-face style:name="Mangal1" svg:font-family="Mangal"/>
    <style:font-face style:name="OpenSymbol" svg:font-family="OpenSymbol"/>
    <style:font-face style:name="SymbolMT" svg:font-family="SymbolM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font-style="normal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font-style="normal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font-style="normal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Calibri" fo:font-size="11pt" fo:font-style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font-style="normal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Calibri1" fo:font-size="11pt" fo:font-style="normal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-Bold" fo:font-weight="bold"/>
    </style:style>
    <style:style style:name="T3" style:family="text">
      <style:text-properties style:font-name="SymbolMT"/>
    </style:style>
    <style:style style:name="T4" style:family="text">
      <style:text-properties style:font-name="Calibri1"/>
    </style:style>
    <style:style style:name="T5" style:family="text">
      <style:text-properties style:font-name="Calibri1" fo:font-weight="normal" style:font-size-asian="11pt" style:font-weight-asian="normal" style:font-size-complex="11pt" style:font-weight-complex="normal"/>
    </style:style>
    <style:style style:name="T6" style:family="text">
      <style:text-properties style:font-name="Times New Roman"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vieFlix: películas by streaming</text:p>
      <text:p text:style-name="P1"/>
      <text:p text:style-name="P2">PLANTEAMIENTO</text:p>
      <text:p text:style-name="P2"/>
      <text:p text:style-name="P3">Una empresa quiere disponer de una plataforma para <text:span text:style-name="T2">gestionar y administrar </text:span>las películas a<text:line-break/>visionar vía streaming.</text:p>
      <text:p text:style-name="P3">Para realizar el proyecto se utilizara la metodología SCRUM.</text:p>
      <text:p text:style-name="P3">Los requisitos del proyecto son:</text:p>
      <text:p text:style-name="P3"><text:tab/>a. Gestión de categorías<text:line-break/><text:tab/>b. Inclusión de nuevas películas<text:line-break/><text:tab/>c. Gestión de usuarios<text:line-break/><text:tab/>d. Asociación de tipo de abono (Básico, Extra, Premium) para el usuario<text:line-break/><text:tab/>e. Informes<text:line-break/><text:tab/><text:tab/>1. Listado de películas<text:line-break/><text:tab/><text:tab/>2. Listado de usuarios<text:line-break/><text:tab/><text:tab/>3. Listado de películas (filtrado por categoría)<text:line-break/><text:tab/><text:tab/>4. Las películas más vistas<text:line-break/><text:tab/><text:tab/>5. Dado un usuario, indicar las películas que puede verz<text:line-break/><text:tab/><text:tab/>6. Dado un usuario, indicar las películas NO vistas (de su catálogo)<text:line-break/><text:tab/><text:tab/>7. Las películas más valoradas</text:p>
      <text:p text:style-name="P3"><text:tab/>Se ha de crear un fichero con 25 películas a introducir en la plataforma.<text:line-break/>En la plataforma existen 3 tipos de abono:</text:p>
      <text:p text:style-name="P4"><text:span text:style-name="T4"><text:tab/>Básico: sólo tiene acceso a un catálogo<text:line-break/><text:tab/>Extra: tiene acceso a tres catálogos<text:line-break/><text:tab/>Premium: acceso a todos los catálogos</text:span></text:p>
      <text:p text:style-name="P6"><text:span text:style-name="T5">Al inicio del proyecto existen 6 categorías: policíaca</text:span><text:span text:style-name="T4">, romántica, aventuras, </text:span>comedia, animación y thriller<text:span text:style-name="T4">.</text:span></text:p>
      <text:p text:style-name="P4"><text:span text:style-name="T4">Las películas se definen por su nombre, año de estreno y categoría.</text:span></text:p>
      <text:p text:style-name="P4"><text:span text:style-name="T4">Los usuarios son definidos por su nombre completo, la fecha de nacimiento, la ciudad de residencia y el paquete al que están abonados. Los usuarios realizan un pago mensual que les permite disfrutar según el tipo de abono de diferentes catálogos.</text:span></text:p>
      <text:p text:style-name="P4"><text:span text:style-name="T4"/></text:p>
      <text:p text:style-name="P4"><text:span text:style-name="T6">METODOLOGIA SCRUM</text:span></text:p>
      <text:p text:style-name="P4"><text:span text:style-name="T6"/></text:p>
      <text:p text:style-name="P4"><text:span text:style-name="T4">PRODUCT BACKLOG</text:span></text:p>
      <text:p text:style-name="P4"><text:span text:style-name="T4"/></text:p>
      <text:p text:style-name="P4"><text:span text:style-name="T4">Diseñamos un backlog <text:s/>según los requisitos del proyecto pero con tareas a nivel de usuario/admin. Dividimos en dos apartados: Usuarios y películas.</text:span></text:p>
      <text:p text:style-name="P4"><text:span text:style-name="T4"><text:tab/>USUARIOS</text:span></text:p>
      <text:p text:style-name="P4"><text:span text:style-name="T4"><text:tab/><text:tab/>+ Alta.</text:span></text:p>
      <text:p text:style-name="P4"><text:span text:style-name="T4"><text:tab/><text:tab/>+ Baja.</text:span></text:p>
      <text:p text:style-name="P4"><text:span text:style-name="T4"><text:tab/><text:tab/>+ Listar películas de usuario.</text:span></text:p>
      <text:p text:style-name="P4"><text:span text:style-name="T4"><text:tab/><text:tab/><text:tab/>- Películas no vistas por usuario.</text:span></text:p>
      <text:p text:style-name="P4"><text:span text:style-name="T4"><text:tab/><text:tab/>- Listar usuarios.</text:span></text:p>
      <text:p text:style-name="P4"><text:tab/><text:tab/>. Modificar abono.</text:p>
      <text:p text:style-name="P4"><text:tab/><text:tab/>. Comprobar estado de pago.</text:p>
      <text:p text:style-name="P4"><text:tab/>PELICULAS</text:p>
      <text:p text:style-name="P4"><text:tab/><text:tab/>+ Añadir película.</text:p>
      <text:p text:style-name="P4"><text:tab/><text:tab/>+ Listar todas las películas.</text:p>
      <text:p text:style-name="P4"><text:tab/><text:tab/><text:tab/>Filtrado:</text:p>
      <text:p text:style-name="P4"><text:tab/><text:tab/><text:tab/><text:tab/>- Por opción.</text:p>
      <text:p text:style-name="P4"><text:tab/><text:tab/><text:tab/><text:tab/>- Mas vistas.</text:p>
      <text:p text:style-name="P4"><text:tab/><text:tab/><text:tab/><text:tab/>- Mas valoradas.</text:p>
      <text:p text:style-name="P4"><text:span text:style-name="T3"><text:tab/><text:tab/></text:span><text:span text:style-name="T4">- Listar categorías.</text:span></text:p>
      <text:p text:style-name="P4"><text:soft-page-break/><text:tab/><text:tab/>- Añadir categoría.</text:p>
      <text:p text:style-name="P3"><text:tab/><text:tab/>- Eliminar categoría.</text:p>
      <text:p text:style-name="P3"/>
      <text:p text:style-name="P3">Las tareas están divididas por prioridad, siendo + prioridad alta, - prioridad baja y . sin prioridad.</text:p>
      <text:p text:style-name="P3">Aprobamos y afinamos el backlog con el visto bueno del product owner.</text:p>
      <text:p text:style-name="P3"/>
      <text:p text:style-name="P3">PRIMER SPRINT</text:p>
      <text:p text:style-name="P3"/>
      <text:p text:style-name="P3"><text:tab/>SPRINT BACKLOG</text:p>
      <text:p text:style-name="P3"><text:tab/>Traemos la mayoría de las tareas prioritarias a este sprint <text:s/>sumando a la vez <text:s/>tareas importantes para la definición e inicialización del proyecto.</text:p>
      <text:p text:style-name="P3"><text:tab/>USUARIOS</text:p>
      <text:p text:style-name="P3"><text:tab/><text:tab/>+ Alta</text:p>
      <text:p text:style-name="P3"><text:tab/><text:tab/><text:tab/>Tareas comunes al proyecto:</text:p>
      <text:p text:style-name="P3"><text:tab/><text:tab/><text:tab/><text:tab/>Github(investigar y explicar sistema de trabajo).</text:p>
      <text:p text:style-name="P3"><text:tab/><text:tab/><text:tab/><text:tab/>Investigar y definir BBDD.</text:p>
      <text:p text:style-name="P3"><text:tab/><text:tab/><text:tab/><text:tab/>JIRA</text:p>
      <text:p text:style-name="P3"><text:tab/><text:tab/><text:tab/><text:tab/>Crear BBDD.</text:p>
      <text:p text:style-name="P3"><text:tab/><text:tab/><text:tab/><text:tab/>Crear Lector/Escritor.</text:p>
      <text:p text:style-name="P3"><text:tab/><text:tab/><text:tab/><text:tab/>Factoría de conexiones.</text:p>
      <text:p text:style-name="P3"><text:tab/><text:tab/><text:tab/><text:tab/>Estructura de paquetes.</text:p>
      <text:p text:style-name="P3"><text:tab/><text:tab/><text:tab/>Tareas especificas del alta de usuarios:</text:p>
      <text:p text:style-name="P3"><text:tab/><text:tab/><text:tab/><text:tab/>Clase Usuario</text:p>
      <text:p text:style-name="P3"><text:tab/><text:tab/><text:tab/><text:tab/>Factoría usuario.</text:p>
      <text:p text:style-name="P3"><text:tab/><text:tab/><text:tab/><text:tab/>DAOUsuarios + Interface</text:p>
      <text:p text:style-name="P3"><text:tab/><text:tab/><text:tab/><text:tab/><text:tab/>addUser()</text:p>
      <text:p text:style-name="P3"><text:tab/><text:tab/><text:tab/><text:tab/><text:tab/>addUser(Usuario)</text:p>
      <text:p text:style-name="P3"><text:tab/><text:tab/><text:tab/><text:tab/>ServiciosUsuarios + Interface</text:p>
      <text:p text:style-name="P3"><text:tab/><text:tab/><text:tab/><text:tab/><text:tab/>addUser()</text:p>
      <text:p text:style-name="P3"><text:tab/><text:tab/><text:tab/><text:tab/><text:tab/>addUser(Usuario)</text:p>
      <text:p text:style-name="P3"><text:tab/><text:tab/>+ Baja</text:p>
      <text:p text:style-name="P3"><text:tab/><text:tab/><text:tab/><text:tab/>DAOUsuarios </text:p>
      <text:p text:style-name="P3"><text:tab/><text:tab/><text:tab/><text:tab/><text:tab/>deleteUser()</text:p>
      <text:p text:style-name="P3"><text:tab/><text:tab/><text:tab/><text:tab/><text:tab/>deleteUser(Usuario)</text:p>
      <text:p text:style-name="P3"><text:tab/><text:tab/><text:tab/><text:tab/>ServiciosUsuarios</text:p>
      <text:p text:style-name="P3"><text:tab/><text:tab/><text:tab/><text:tab/><text:tab/>deleteUser()</text:p>
      <text:p text:style-name="P3"><text:tab/><text:tab/><text:tab/><text:tab/><text:tab/>deleteUser(Usuario)</text:p>
      <text:p text:style-name="P3"><text:tab/><text:tab/><text:tab/></text:p>
      <text:p text:style-name="P3"><text:tab/>PELICULAS</text:p>
      <text:p text:style-name="P3"><text:tab/><text:tab/>+ Añadir</text:p>
      <text:p text:style-name="P3"><text:tab/><text:tab/><text:tab/><text:tab/>Clase Película</text:p>
      <text:p text:style-name="P3"><text:tab/><text:tab/><text:tab/><text:tab/>Factoría películas</text:p>
      <text:p text:style-name="P3"><text:tab/><text:tab/><text:tab/><text:tab/>DAOPeliculas + Interface</text:p>
      <text:p text:style-name="P3"><text:tab/><text:tab/><text:tab/><text:tab/><text:tab/>addMovie()</text:p>
      <text:p text:style-name="P3"><text:tab/><text:tab/><text:tab/><text:tab/><text:tab/>addMovie(Película)</text:p>
      <text:p text:style-name="P3"><text:tab/><text:tab/><text:tab/><text:tab/>ServiciosPeliculas + Interface</text:p>
      <text:p text:style-name="P3"><text:tab/><text:tab/><text:tab/><text:tab/><text:tab/>addMovie()</text:p>
      <text:p text:style-name="P3"><text:tab/><text:tab/><text:tab/><text:tab/><text:tab/>addMovie(Película) </text:p>
      <text:p text:style-name="P3"><text:tab/><text:tab/><text:tab/><text:tab/>Crear fichero 25 películas</text:p>
      <text:p text:style-name="P3"><text:tab/><text:tab/><text:tab/><text:tab/></text:p>
      <text:p text:style-name="P3"/>
      <text:p text:style-name="P3">En este sprint especificamos una serie de normas comunes a todas las tareas, mientras no se cumplan estas la tarea no estará finalizada.</text:p>
      <text:p text:style-name="P3"><text:tab/>Normas:</text:p>
      <text:p text:style-name="P3"><text:soft-page-break/><text:tab/><text:tab/>Comprobar calidad(paquetes en minúsculas, import *, ect)</text:p>
      <text:p text:style-name="P3"><text:tab/><text:tab/>Encabezado Javadoc.(Completo para al menos una Clase por miembro del grupo)</text:p>
      <text:p text:style-name="P3"><text:tab/><text:tab/>Uso del Logger.</text:p>
      <text:p text:style-name="P3"><text:tab/><text:tab/>Excepciones</text:p>
      <text:p text:style-name="P3"><text:tab/><text:tab/>Clase modelo con getter/setter, constructor y toString.</text:p>
      <text:p text:style-name="P3"><text:tab/><text:tab/>Pruebas unitarias.</text:p>
      <text:p text:style-name="P3"/>
      <text:p text:style-name="P3"><text:tab/>DESARROLLO DEL SPRINT</text:p>
      <text:p text:style-name="P3"/>
      <text:p text:style-name="P3">En este sprint se reparten las tareas, empezando por las comunes al proyecto. En la primera reunión diaria analizamos el desarrollo de estas tareas y actuamos sobre los cuellos de botella y malos hábitos que paralizan el progreso de proyecto.</text:p>
      <text:p text:style-name="P3">Al terminar el sprint hemos realizado todas las tareas comunes al proyecto pero pese a tener todo prácticamente terminado nos faltan detalles para poder dar por finalizadas las tareas. En esta reunión, viendo el desarrollo de este sprint, se establece un sistema de descanso y un sistema conjunto de ayuda y apoyo.</text:p>
      <text:p text:style-name="P3"/>
      <text:p text:style-name="P3">SEGUNDO SPRINT</text:p>
      <text:p text:style-name="P3"/>
      <text:p text:style-name="P3"><text:tab/>SPRINT BACKLOG</text:p>
      <text:p text:style-name="P3"><text:tab/>En este sprint nuestro objetivo es eliminar los cuellos de botella y realizar alguna de las tareas que en este momento tienen una prioridad máxima como son las pruebas unitarias. </text:p>
      <text:p text:style-name="P3"/>
      <text:p text:style-name="P3"><text:tab/>USUARIOS</text:p>
      <text:p text:style-name="P3"><text:tab/><text:tab/>+ Alta</text:p>
      <text:p text:style-name="P3"><text:tab/><text:tab/><text:tab/>Tareas especificas del alta de usuarios:</text:p>
      <text:p text:style-name="P3"><text:tab/><text:tab/><text:tab/><text:tab/>DAOUsuarios</text:p>
      <text:p text:style-name="P3"><text:tab/><text:tab/><text:tab/><text:tab/><text:tab/>addUser()</text:p>
      <text:p text:style-name="P3"><text:tab/><text:tab/><text:tab/><text:tab/><text:tab/>addUser(Usuario)</text:p>
      <text:p text:style-name="P3"><text:tab/><text:tab/><text:tab/><text:tab/>ServiciosUsuarios</text:p>
      <text:p text:style-name="P3"><text:tab/><text:tab/><text:tab/><text:tab/><text:tab/>addUser()</text:p>
      <text:p text:style-name="P3"><text:tab/><text:tab/><text:tab/><text:tab/><text:tab/>addUser(Usuario)</text:p>
      <text:p text:style-name="P3"><text:tab/><text:tab/><text:tab/><text:tab/>Pruebas unitarias:</text:p>
      <text:p text:style-name="P3"><text:tab/><text:tab/><text:tab/><text:tab/><text:tab/>deleteUserTest(user) <text:tab/><text:tab/><text:tab/></text:p>
      <text:p text:style-name="P3"><text:tab/><text:tab/><text:tab/><text:tab/><text:tab/><text:tab/>Comprueba que el DAO elimina usuarios</text:p>
      <text:p text:style-name="P3"><text:tab/><text:tab/><text:tab/><text:tab/><text:tab/>repeatUserTest(user)</text:p>
      <text:p text:style-name="P3"><text:tab/><text:tab/><text:tab/><text:tab/><text:tab/><text:tab/>Comprueba que la Factoría no genera usuarios repetidos</text:p>
      <text:p text:style-name="P3"><text:tab/><text:tab/>+ Baja</text:p>
      <text:p text:style-name="P3"><text:tab/><text:tab/><text:tab/><text:tab/>DAOUsuarios </text:p>
      <text:p text:style-name="P3"><text:tab/><text:tab/><text:tab/><text:tab/><text:tab/>deleteUser()</text:p>
      <text:p text:style-name="P3"><text:tab/><text:tab/><text:tab/><text:tab/><text:tab/>deleteUser(Usuario)</text:p>
      <text:p text:style-name="P3"><text:tab/><text:tab/><text:tab/><text:tab/>ServiciosUsuarios</text:p>
      <text:p text:style-name="P3"><text:tab/><text:tab/><text:tab/><text:tab/><text:tab/>deleteUser()</text:p>
      <text:p text:style-name="P3"><text:tab/><text:tab/><text:tab/><text:tab/><text:tab/>deleteUser(Usuario)</text:p>
      <text:p text:style-name="P3"><text:tab/><text:tab/>+ Listar películas usuario</text:p>
      <text:p text:style-name="P3"><text:tab/><text:tab/><text:tab/><text:tab/>DAOUsuarios : availableMovies(user)</text:p>
      <text:p text:style-name="P3"><text:tab/><text:tab/><text:tab/><text:tab/>ServiciosUsuarios : availableMovies(user)</text:p>
      <text:p text:style-name="P3"><text:tab/><text:tab/>- Listar usuarios</text:p>
      <text:p text:style-name="P3"><text:tab/><text:tab/><text:tab/><text:tab/>DAOUsuarios : listUsers()</text:p>
      <text:p text:style-name="P3"><text:tab/><text:tab/><text:tab/><text:tab/>ServiciosUsuarios : listUsers()</text:p>
      <text:p text:style-name="P3"><text:tab/><text:tab/>- Películas no vistas</text:p>
      <text:p text:style-name="P3"><text:tab/><text:tab/><text:tab/><text:tab/>DAOUsuarios : listNotViewedM(Usuario)</text:p>
      <text:p text:style-name="P3"><text:tab/><text:tab/><text:tab/><text:tab/>ServiciosUsuarios : listNotViewedM(Usuario)</text:p>
      <text:p text:style-name="P3"><text:tab/></text:p>
      <text:p text:style-name="P3"><text:soft-page-break/>PELICULAS</text:p>
      <text:p text:style-name="P3"><text:tab/><text:tab/>+ Añadir</text:p>
      <text:p text:style-name="P3"><text:tab/><text:tab/><text:tab/><text:tab/>DAOPeliculas </text:p>
      <text:p text:style-name="P3"><text:tab/><text:tab/><text:tab/><text:tab/><text:tab/>addMovie()</text:p>
      <text:p text:style-name="P3"><text:tab/><text:tab/><text:tab/><text:tab/><text:tab/>addMovie(Película)</text:p>
      <text:p text:style-name="P3"><text:tab/><text:tab/><text:tab/><text:tab/>ServiciosPeliculas</text:p>
      <text:p text:style-name="P3"><text:tab/><text:tab/><text:tab/><text:tab/><text:tab/>addMovie()</text:p>
      <text:p text:style-name="P3"><text:tab/><text:tab/><text:tab/><text:tab/><text:tab/>addMovie(Película) </text:p>
      <text:p text:style-name="P3"><text:tab/><text:tab/>+ Listar todas las películas.</text:p>
      <text:p text:style-name="P3"><text:tab/><text:tab/><text:tab/><text:tab/>DAOPeliculas </text:p>
      <text:p text:style-name="P3"><text:tab/><text:tab/><text:tab/><text:tab/><text:tab/>listMovies()</text:p>
      <text:p text:style-name="P3"><text:tab/><text:tab/><text:tab/><text:tab/>ServiciosPeliculas</text:p>
      <text:p text:style-name="P3"><text:tab/><text:tab/><text:tab/><text:tab/><text:tab/>listMovies()</text:p>
      <text:p text:style-name="P3"/>
      <text:p text:style-name="P3"><text:tab/>DESARROLLO DEL SPRINT</text:p>
      <text:p text:style-name="P3"><text:tab/>En este sprint realizamos las pruebas unitarias y finalizamos <text:s/>las tareas pendientes del sprint anterior.</text:p>
      <text:p text:style-name="P3"/>
      <text:p text:style-name="P5">(NOTA habria que desarrollar mas esto, poner en conjunto lo que hemos hecho en este sprint o quizas añadir un tercer sprint)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ARQUITECTURA Y PROCESOS</text:p>
      <text:p text:style-name="P7"/>
      <text:p text:style-name="P8">ESTRUCTURA</text:p>
      <text:p text:style-name="P8">El proyecto consta de las siguientes capas o paquetes:</text:p>
      <text:p text:style-name="P8"><text:tab/>Control: La capa principal, une todas las demás.</text:p>
      <text:p text:style-name="P8"><text:tab/>Modelo: Incluye las clases principales sobre las que se trabajara en este proyecto. </text:p>
      <text:p text:style-name="P8"><text:tab/>DAO: Se encarga unicamente de la comunicación con las BBDD.</text:p>
      <text:p text:style-name="P8"><text:tab/>Servicios: Procesa toda la información que se enviá ose recibe de la base de datos</text:p>
      <text:p text:style-name="P8"><text:tab/>Utilidades: Utilidades varias para la ayuda a las diferentes capas del proyecto.</text:p>
      <text:p text:style-name="P8"><text:tab/>GUI: Interfaz que interactuá con el usuario.</text:p>
      <text:p text:style-name="P8"><text:tab/>Excepciones: Incluye excepciones propias de este proyecto.</text:p>
      <text:p text:style-name="P8">CAPA MODELO</text:p>
      <text:p text:style-name="P8"><text:tab/>CLASE PELICULAS</text:p>
      <text:p text:style-name="P8"><text:tab/>Incluye los principales atributos de las películas. Puede generar un identificador único mediante <text:tab/>hashcode utilizando como elemento únicos de la clase el nombre, año de estreno y la categoría <text:tab/>(suponemos que una película solo existe en una categoria). </text:p>
      <text:p text:style-name="P8">CAPA SERVICIOS</text:p>
      <text:p text:style-name="P8"><text:tab/>CLASE SERVICIOSPELICULAS</text:p>
      <text:p text:style-name="P8"><text:tab/>Contiene diferentes métodos con el objetivo de procesar la información que se envia o se recibe de <text:tab/>la BBDD. Metodos:</text:p>
      <text:p text:style-name="P8"><text:tab/>&gt;addMovie() y addMovie(Pelicula) : El primero pide información sobre la película que se quiere <text:tab/>añadir y aprovechándose de la factoría crea un objeto película con esos atributos. El segundo <text:tab/><text:tab/>comprueba si la película esta repetida y si es así lanza una excepción para que se vuelvan a pedir los <text:tab/>datos, finalmente manda el objeto a la capa DAOPeliculas para que la suba a la BBDD.</text:p>
      <text:p text:style-name="P8"><text:tab/>&gt;deleteMovie() y deleteMovie(Pelicula) : El primero pide información sobre la película que se quiere <text:tab/>eliminar y aprovechándose de la factoría crea un objeto película con esos atributos. Puede <text:tab/>eliminarse a través del identificador único de la película (isbn) o mediante los atributos básicos <text:tab/>nombre , año y categoría. El segundo comprueba si la película existe en la BBDD y si no existe <text:tab/>lanza una excepción para que se vuelvan a pedir los datos, finalmente manda el objeto a la capa <text:tab/>DAOPeliculas para que se elimine de la BBDD.</text:p>
      <text:p text:style-name="P8"><text:tab/>&gt;listMovies() Obtiene todas las películas de la capa DAOPeliculas y las manda imprimir.</text:p>
      <text:p text:style-name="P8"><text:tab/>&gt;insertListMovies() Procesa la información de un archivo txt, crea objetos película y utiliza el <text:tab/>método addMovie(pelicula) para añadirla a la BBDD. Si la película ya existe en la BBDD enviá <text:tab/>excepciones y avisos</text:p>
      <text:p text:style-name="P8"><text:tab/>&gt;filterMovie() Filtra películas por rango de año y palabra clave, para ello pide y procesa datos. <text:tab/>También muestras el top 5 de las películas mas vista o valoradas. Finalmente hace la petición a <text:tab/>DAOPeluclas y manda a imprimir los resultados.</text:p>
      <text:p text:style-name="P8"><text:tab/>&gt;printLists() A partir de un ResultSet , crea objetos película y los imprime por pantalla.</text:p>
      <text:p text:style-name="P8"><text:tab/>&gt;movieValueGui() Obtiene los principales atributos de una película y se los pasa a la función que <text:tab/>llama al método.</text:p>
      <text:p text:style-name="P8">CAPA DAO</text:p>
      <text:p text:style-name="P8"><text:tab/>CLASE DAOPELICULAS</text:p>
      <text:p text:style-name="P8"><text:tab/>&gt;addMovie() A partir de un objeto película lo añade a la BBDD.</text:p>
      <text:p text:style-name="P8"><text:tab/>&gt;isbnList(isbn) Recibe un ISBN y genera un ResultSet con las peliculas que tengan ese ISBN.</text:p>
      <text:p text:style-name="P8"><text:tab/>&gt;deleteMovie() <text:s/>A <text:s/>partir de un objeto película lo borra de la BBDD.</text:p>
      <text:p text:style-name="P8"><text:tab/>&gt;filterMovie(name) , <text:s/>filterMovie(year1,year2) y filterMovie(name,top): Devuelve un ResulSet que <text:tab/>cumplen <text:s/>respectivamente que el nombre de la película tiene los caracteres que se le imputan, que <text:tab/>esta en el rango de años que se le imputan o los primeros resultados de una columna. </text:p>
      <text:p text:style-name="P8"><text:tab/>&gt;updateQuery(query) A través de la clase conexión lanza un Update a la base de datos con el query <text:tab/>que se le impute, devuelve un ResultSet.<text:span text:style-name="T1">(no debria ir aqui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/>
    <style:font-face style:name="Calibri-Bold" svg:font-family="Calibri-Bold"/>
    <style:font-face style:name="Mangal1" svg:font-family="Mangal"/>
    <style:font-face style:name="OpenSymbol" svg:font-family="OpenSymbol"/>
    <style:font-face style:name="SymbolMT" svg:font-family="SymbolM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18T11:24:42.66</meta:creation-date>
    <dc:date>2018-11-18T17:17:13.90</dc:date>
    <meta:editing-duration>PT5H21M56S</meta:editing-duration>
    <meta:editing-cycles>6</meta:editing-cycles>
    <meta:generator>OpenOffice/4.1.5$Win32 OpenOffice.org_project/415m1$Build-9789</meta:generator>
    <meta:document-statistic meta:table-count="0" meta:image-count="0" meta:object-count="0" meta:page-count="5" meta:paragraph-count="167" meta:word-count="1281" meta:character-count="8849"/>
  </office:meta>
</office:document-meta>
</file>